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198" officeooo:paragraph-rsid="001aa198"/>
    </style:style>
    <style:style style:name="P2" style:family="paragraph" style:parent-style-name="Standard">
      <style:text-properties officeooo:rsid="001d48f5" officeooo:paragraph-rsid="001d48f5"/>
    </style:style>
    <style:style style:name="P3" style:family="paragraph" style:parent-style-name="Standard">
      <style:text-properties officeooo:rsid="001db91d" officeooo:paragraph-rsid="001db91d"/>
    </style:style>
    <style:style style:name="P4" style:family="paragraph" style:parent-style-name="Standard">
      <style:text-properties officeooo:rsid="001db91d" officeooo:paragraph-rsid="001db91d"/>
    </style:style>
    <style:style style:name="P5" style:family="paragraph" style:parent-style-name="Standard">
      <style:text-properties officeooo:rsid="00202eaf" officeooo:paragraph-rsid="00202eaf"/>
    </style:style>
    <style:style style:name="P6" style:family="paragraph" style:parent-style-name="Standard">
      <style:text-properties officeooo:rsid="0020e465" officeooo:paragraph-rsid="0020e465"/>
    </style:style>
    <style:style style:name="T1" style:family="text">
      <style:text-properties officeooo:rsid="001db91d"/>
    </style:style>
    <style:style style:name="T2" style:family="text">
      <style:text-properties officeooo:rsid="001f8a31"/>
    </style:style>
    <style:style style:name="T3" style:family="text">
      <style:text-properties officeooo:rsid="0020e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Sigma alphabet, Q set of states</text:p>
      <text:p text:style-name="P1"/>
      <text:p text:style-name="P1">h_t = \sigma (U.x_t + W.h_{t-1} + 0)</text:p>
      <text:p text:style-name="P1">y_t = \sigma (V.h_t + 0)</text:p>
      <text:p text:style-name="P1"/>
      <text:p text:style-name="P1">pour saturation : \forall x \in R, \exist J, if x &gt; J, \sigma (x) = 1 and \sigma (x) = 0 in finite precision</text:p>
      <text:p text:style-name="P1"/>
      <text:p text:style-name="P1">h_t \in {0,1}^|A|</text:p>
      <text:p text:style-name="P1">V = J * (accepted = 1, rejected = -1)</text:p>
      <text:p text:style-name="P1"/>
      <text:p text:style-name="P1">one hot encoding the alphabet \Sigma</text:p>
      <text:p text:style-name="P1"/>
      <text:p text:style-name="P1">U = 2 * (Id_|\Sigma|, … , Id_|\Sigma|) this pattern |Q|</text:p>
      <text:p text:style-name="P1"/>
      <text:p text:style-name="P1"/>
      <text:p text:style-name="P2">- prendre en compte beta satturation</text:p>
      <text:p text:style-name="P2">- prouver unicité à permutation prêt</text:p>
      <text:p text:style-name="P2">- <text:span text:style-name="T1">utiliser kind of meta learning</text:span></text:p>
      <text:p text:style-name="P2">- <text:span text:style-name="T1">ajouter 1/norm dans la loss</text:span></text:p>
      <text:p text:style-name="P3">- utiliser les contraintes dans la loss plutot que direct dans le réseau.</text:p>
      <text:p text:style-name="P3">- <text:span text:style-name="T2">def backward (=1, ou tu pondères ton tanh)</text:span></text:p>
      <text:p text:style-name="P2"/>
      <text:p text:style-name="P2"/>
      <text:p text:style-name="P2"/>
      <text:p text:style-name="P5">intro : contexte, SRN, la question (explicatbilité avec les automates) Beta saturé qui viennent de tel article ; intéressant pour garanti de généralisation, la stabilité au bruit et explicabilité (dfa) </text:p>
      <text:p text:style-name="P5">Donc on veut les apprendre, mais avec ce résultat, en précision finit on peut pas à cause de pas borné.</text:p>
      <text:p text:style-name="P5">Donc booster le gradient : comment ?</text:p>
      <text:p text:style-name="P5"/>
      <text:p text:style-name="P6">Explorations : </text:p>
      <text:p text:style-name="P5">Hessian, KFAC, <text:span text:style-name="T3">parametrisation </text:span>modifier le grad, </text:p>
      <text:p text:style-name="P6"/>
      <text:p text:style-name="P6">Setup : adaptation avec le sigmoid, paramètres connu pour sigmoid et passage à tanh) + génération des données automata : problèmes, complexités mal gérer par descente de gradients, donc on est parti de l’article MlRegTest pour voir les “niveaux de difficultés” et finalement il y avait avec les données.</text:p>
      <text:p text:style-name="P6"/>
      <text:p text:style-name="P6">Experimentations : </text:p>
      <text:p text:style-name="P6"/>
      <text:p text:style-name="P6">Discussions and futur work</text:p>
      <text:p text:style-name="P6"/>
      <text:p text:style-name="P6">Conclusion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5:55:27.890272770</meta:creation-date>
    <meta:generator>LibreOffice/7.3.7.2$Linux_X86_64 LibreOffice_project/30$Build-2</meta:generator>
    <dc:date>2024-06-07T11:34:05.188461274</dc:date>
    <meta:editing-duration>PT48M10S</meta:editing-duration>
    <meta:editing-cycles>5</meta:editing-cycles>
    <meta:document-statistic meta:table-count="0" meta:image-count="0" meta:object-count="0" meta:page-count="1" meta:paragraph-count="23" meta:word-count="243" meta:character-count="1360" meta:non-whitespace-character-count="1136"/>
  </office:meta>
</office:document-meta>
</file>